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0b68a"/>
    </style:style>
    <style:style style:name="P65" style:family="paragraph" style:parent-style-name="Standard">
      <style:text-properties officeooo:paragraph-rsid="0fd655f2"/>
    </style:style>
    <style:style style:name="P66" style:family="paragraph" style:parent-style-name="Standard">
      <style:paragraph-properties fo:text-align="center" style:justify-single-word="false"/>
      <style:text-properties officeooo:paragraph-rsid="0cc50ec9"/>
    </style:style>
    <style:style style:name="P67" style:family="paragraph" style:parent-style-name="Standard">
      <style:paragraph-properties fo:text-align="center" style:justify-single-word="false"/>
      <style:text-properties officeooo:paragraph-rsid="0c8b5238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text-align="center" style:justify-single-word="false"/>
      <style:text-properties officeooo:paragraph-rsid="103a8b8d"/>
    </style:style>
    <style:style style:name="P72" style:family="paragraph" style:parent-style-name="Standard">
      <style:paragraph-properties fo:text-align="center" style:justify-single-word="false"/>
      <style:text-properties officeooo:paragraph-rsid="10460ef1"/>
    </style:style>
    <style:style style:name="P73" style:family="paragraph" style:parent-style-name="Standard">
      <style:paragraph-properties fo:text-align="center" style:justify-single-word="false"/>
      <style:text-properties officeooo:paragraph-rsid="10d3b7a8"/>
    </style:style>
    <style:style style:name="P74" style:family="paragraph" style:parent-style-name="Standard">
      <style:text-properties officeooo:paragraph-rsid="103a8b8d"/>
    </style:style>
    <style:style style:name="P75" style:family="paragraph" style:parent-style-name="Standard">
      <style:text-properties officeooo:paragraph-rsid="10414f85"/>
    </style:style>
    <style:style style:name="P76" style:family="paragraph" style:parent-style-name="Standard">
      <style:text-properties officeooo:rsid="104324ed" officeooo:paragraph-rsid="104324ed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fd28d"/>
    </style:style>
    <style:style style:name="P82" style:family="paragraph" style:parent-style-name="Standard">
      <style:text-properties officeooo:paragraph-rsid="1087d72e"/>
    </style:style>
    <style:style style:name="P83" style:family="paragraph" style:parent-style-name="Footnote">
      <style:text-properties officeooo:paragraph-rsid="1094fa2b"/>
    </style:style>
    <style:style style:name="P84" style:family="paragraph" style:parent-style-name="Footnote">
      <style:text-properties officeooo:paragraph-rsid="10a1361c" fo:background-color="transparent"/>
    </style:style>
    <style:style style:name="P85" style:family="paragraph" style:parent-style-name="Standard">
      <style:text-properties officeooo:paragraph-rsid="10a2818a"/>
    </style:style>
    <style:style style:name="P86" style:family="paragraph" style:parent-style-name="Standard">
      <style:text-properties officeooo:paragraph-rsid="0b0ddd8e"/>
    </style:style>
    <style:style style:name="P87" style:family="paragraph" style:parent-style-name="Standard">
      <style:text-properties officeooo:paragraph-rsid="0bad8f69"/>
    </style:style>
    <style:style style:name="P88" style:family="paragraph" style:parent-style-name="Standard">
      <style:text-properties officeooo:paragraph-rsid="10d55cfb"/>
    </style:style>
    <style:style style:name="P89" style:family="paragraph" style:parent-style-name="Standard">
      <style:text-properties officeooo:paragraph-rsid="10d83c41"/>
    </style:style>
    <style:style style:name="P90" style:family="paragraph" style:parent-style-name="Standard">
      <style:text-properties officeooo:paragraph-rsid="10db5b0b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tyle="normal" style:text-underline-style="none" fo:font-weight="normal" officeooo:rsid="0ffac8d5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font-style="normal" style:text-underline-style="none" fo:font-weight="normal" officeooo:rsid="0f54cc28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text-underline-style="none" fo:font-weight="normal" officeooo:rsid="04efc077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4" style:family="text">
      <style:text-properties fo:color="#000000" loext:opacity="100%" style:text-line-through-style="none" style:text-line-through-type="none" style:text-underline-style="none" fo:font-weight="normal" officeooo:rsid="0ffac8d5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5" style:family="text">
      <style:text-properties fo:color="#000000" loext:opacity="100%" style:text-line-through-style="none" style:text-line-through-type="none" style:text-underline-style="none" fo:font-weight="normal" officeooo:rsid="0f54cc28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8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7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style:font-size-asian="10pt" style:font-size-complex="10pt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fo:language="en" fo:country="GB"/>
    </style:style>
    <style:style style:name="T21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fo:language="en" fo:country="GB" officeooo:rsid="0f28d107"/>
    </style:style>
    <style:style style:name="T216" style:family="text">
      <style:text-properties fo:language="en" fo:country="GB" officeooo:rsid="10a5d07d"/>
    </style:style>
    <style:style style:name="T217" style:family="text">
      <style:text-properties fo:language="en" fo:country="GB" fo:font-weight="bold" style:font-weight-asian="bold" style:font-weight-complex="bold"/>
    </style:style>
    <style:style style:name="T218" style:family="text">
      <style:text-properties fo:language="en" fo:country="GB" fo:font-weight="bold" officeooo:rsid="104d5027" style:font-weight-asian="bold" style:font-weight-complex="bold"/>
    </style:style>
    <style:style style:name="T219" style:family="text">
      <style:text-properties officeooo:rsid="103c421a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officeooo:rsid="1061b5b8"/>
    </style:style>
    <style:style style:name="T222" style:family="text">
      <style:text-properties officeooo:rsid="1069ed98"/>
    </style:style>
    <style:style style:name="T223" style:family="text">
      <style:text-properties officeooo:rsid="106d22f6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27">Checklist for installing</text:span></text:span><text:span text:style-name="T151"> 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T153"><text:note text:id="ftn1" text:note-class="footnote"><text:note-citation>1</text:note-citation><text:note-body><text:p text:style-name="P36"><text:span text:style-name="T232">This </text:span><text:span text:style-name="Strong_20_Emphasis"><text:span text:style-name="T238"><text:user-field-get text:name="Distro">Debian</text:user-field-get></text:span></text:span><text:span text:style-name="T233"><text:s/></text:span><text:span text:style-name="T237"><text:user-field-get text:name="Version">12</text:user-field-get></text:span><text:span text:style-name="T237"><text:s/></text:span><text:span text:style-name="Strong_20_Emphasis"><text:span text:style-name="T239"><text:user-field-get text:name="Edition">Server</text:user-field-get></text:span></text:span><text:span text:style-name="T232"><text:s/>(codename </text:span><text:span text:style-name="T234">bookworm</text:span><text:span text:style-name="T232">) from </text:span><text:span text:style-name="T235">June</text:span><text:span text:style-name="T232"> </text:span><text:span text:style-name="Strong_20_Emphasis"><text:span text:style-name="T240"><text:user-field-get text:name="Releaseyear">2023</text:user-field-get></text:span></text:span><text:span text:style-name="T232"><text:s/>is a so-called LTS version (stands for Long-Term Support) and is supported for 5 years until </text:span><text:span text:style-name="T236">June</text:span><text:span text:style-name="T232"> </text:span><text:span text:style-name="T148">202</text:span><text:span text:style-name="T150">8</text:span><text:span text:style-name="T149">.</text:span></text:p></text:note-body></text:note></text:span><text:span text:style-name="T154"><text:s/></text:span><text:span text:style-name="T154"><text:user-field-get text:name="Edition">Server</text:user-field-get></text:span><text:span text:style-name="T155">.</text:span></text:p>
      <text:p text:style-name="P46"><text:span text:style-name="Strong_20_Emphasis"><text:span text:style-name="T75"/></text:span></text:p>
      <text:p text:style-name="P46"><text:span text:style-name="Strong_20_Emphasis"><text:span text:style-name="T210">This is a fillable PDF, no printing required.</text:span></text:span></text:p>
      <text:p text:style-name="P49"><text:span text:style-name="Strong_20_Emphasis"><text:span text:style-name="T111"/></text:span></text:p>
      <text:p text:style-name="P47"><text:span text:style-name="T17">Fill in the </text:span><text:span text:style-name="Strong_20_Emphasis"><text:span text:style-name="T212"><text:s/></text:span></text:span><text:span text:style-name="Strong_20_Emphasis"><text:span text:style-name="T211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14">user</text:span></text:span><text:span text:style-name="T167"><text:tab/><text:tab/></text:span><text:span text:style-name="T166"> <text:tab/><text:tab/><text:tab/> </text:span><text:span text:style-name="T168"><draw:control text:anchor-type="as-char" svg:y="-0.4cm" draw:z-index="11" draw:name="Gebruiker 1" draw:style-name="gr2" draw:text-style-name="P97" svg:width="6.4cm" svg:height="0.6cm" draw:control="control10"><svg:title>Gebruiker</svg:title><svg:desc>Volledige naam, bijv. Jan Stek</svg:desc></draw:control></text:span><text:span text:style-name="T168"><text:s text:c="2"/></text:span><text:span text:style-name="T169">[</text:span><text:span text:style-name="T171">F</text:span><text:span text:style-name="T172">ull </text:span><text:span text:style-name="T161">na</text:span><text:span text:style-name="T162">me,</text:span><text:span text:style-name="T161"> </text:span><text:span text:style-name="T162">e.g.</text:span><text:span text:style-name="T161"> </text:span><text:span text:style-name="T163">J</text:span><text:span text:style-name="T178">oh</text:span><text:span text:style-name="T163">n </text:span><text:span text:style-name="T165">Doe</text:span><text:span text:style-name="T177">]</text:span></text:p>
      <text:p text:style-name="P85"><text:span text:style-name="Definition"><text:span text:style-name="T160">USER</text:span></text:span><text:span text:style-name="Definition"><text:span text:style-name="T213">na</text:span></text:span><text:span text:style-name="Definition"><text:span text:style-name="T215">me</text:span></text:span><text:span text:style-name="T159"><text:tab/><text:tab/><text:tab/> </text:span><text:span text:style-name="T159"><draw:control text:anchor-type="as-char" svg:y="-0.4cm" draw:z-index="12" draw:name="Gberuikersnaam 2" draw:style-name="gr2" draw:text-style-name="P97" svg:width="6.4cm" svg:height="0.6cm" draw:control="control11"><svg:title>Gebruikersnaam</svg:title><svg:desc>Korte naam, bijv. jan</svg:desc></draw:control></text:span><text:span text:style-name="T15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8">j</text:span><text:span text:style-name="T130">oh</text:span><text:span text:style-name="T128">n</text:span><text:span text:style-name="T129">]</text:span></text:p>
      <text:p text:style-name="P51"><text:span text:style-name="Definition"><text:span text:style-name="T216">serv</text:span></text:span><text:span text:style-name="Definition"><text:span text:style-name="T213">ERNA</text:span></text:span><text:span text:style-name="Definition"><text:span text:style-name="T215">me</text:span></text:span><text:span text:style-name="T179"><text:tab/><text:tab/> </text:span><text:span text:style-name="T213"><draw:control text:anchor-type="as-char" svg:y="-0.4cm" draw:z-index="13" draw:name="Computernaam 1" draw:style-name="gr2" draw:text-style-name="P97" svg:width="6.4cm" svg:height="0.6cm" draw:control="control12"><svg:title>Computernaam</svg:title><svg:desc>Unieke naam van de computer</svg:desc></draw:control></text:span><text:span text:style-name="T213"><text:s text:c="2"/></text:span><text:span text:style-name="T182">[</text:span><text:span text:style-name="T186">N</text:span><text:span text:style-name="T180">a</text:span><text:span text:style-name="T183">me of the</text:span><text:span text:style-name="T180"> </text:span><text:span text:style-name="T187">server</text:span><text:span text:style-name="T181">, </text:span><text:span text:style-name="T183">e.g.</text:span><text:span text:style-name="T184"> </text:span><text:span text:style-name="T187">sv</text:span><text:span text:style-name="T185">02</text:span><text:span text:style-name="T182">]</text:span></text:p>
      <text:p text:style-name="P51"><text:span text:style-name="Definition"><text:span text:style-name="T189">USER</text:span></text:span><text:span text:style-name="T188"><text:tab/><text:tab/></text:span><text:span text:style-name="T166"> <text:tab/><text:tab/><text:tab/> </text:span><text:span text:style-name="T168"><draw:control text:anchor-type="as-char" svg:y="-0.4cm" draw:z-index="14" draw:name="Gebruiker 2" draw:style-name="gr2" draw:text-style-name="P97" svg:width="6.4cm" svg:height="0.6cm" draw:control="control13"><svg:title>Gebruiker</svg:title><svg:desc>Volledige naam, bijv. Jan Stek</svg:desc></draw:control></text:span><text:span text:style-name="T168"><text:s text:c="2"/></text:span><text:span text:style-name="T169">[</text:span><text:span text:style-name="T171">F</text:span><text:span text:style-name="T170">ull </text:span><text:span text:style-name="T173">na</text:span><text:span text:style-name="T174">me</text:span><text:span text:style-name="T173"> possibly </text:span><text:span text:style-name="T175">2</text:span><text:span text:style-name="T202">nd</text:span><text:span text:style-name="T175"> </text:span><text:span text:style-name="T176">user</text:span><text:span text:style-name="T164">]</text:span></text:p>
      <text:p text:style-name="P85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 </text:span></text:span><text:span text:style-name="T159"><draw:control text:anchor-type="as-char" svg:y="-0.4cm" draw:z-index="15" draw:name="Gberuikersnaam 1" draw:style-name="gr2" draw:text-style-name="P97" svg:width="6.4cm" svg:height="0.6cm" draw:control="control14"><svg:title>Gebruikersnaam</svg:title><svg:desc>Korte naam, bijv. jan</svg:desc></draw:control></text:span><text:span text:style-name="T159"><text:s text:c="2"/></text:span><text:span text:style-name="T193">[</text:span><text:span text:style-name="T195">U</text:span><text:span text:style-name="T194">ser</text:span><text:span text:style-name="T192"> </text:span><text:span text:style-name="T199">na</text:span><text:span text:style-name="T200">me</text:span><text:span text:style-name="T199"> possibly </text:span><text:span text:style-name="T201">2</text:span><text:span text:style-name="T203">nd</text:span><text:span text:style-name="T201"> </text:span><text:span text:style-name="T198">user</text:span><text:span text:style-name="T197">]</text:span></text:p>
      <text:p text:style-name="P51"><text:span text:style-name="T131">Replace the </text:span><text:span text:style-name="T139">underlined</text:span><text:span text:style-name="T131"> words in this checklist with those in the </text:span><text:span text:style-name="Strong_20_Emphasis"><text:span text:style-name="T36">te</text:span></text:span><text:span text:style-name="Strong_20_Emphasis"><text:span text:style-name="T43">x</text:span></text:span><text:span text:style-name="Strong_20_Emphasis"><text:span text:style-name="T36">t </text:span></text:span><text:span text:style-name="Strong_20_Emphasis"><text:span text:style-name="T43">box</text:span></text:span><text:span text:style-name="T131">.</text:span></text:p>
      <text:p text:style-name="P16"/>
      <text:p text:style-name="P16"/>
      <text:p text:style-name="P52"><text:span text:style-name="T141">Not yet on Linux?</text:span><text:span text:style-name="T132"><text:tab/></text:span><text:span text:style-name="Strong_20_Emphasis"><text:span text:style-name="T48"><draw:control text:anchor-type="as-char" draw:z-index="16" draw:name="Vorm 3" draw:style-name="gr1" draw:text-style-name="P96" svg:width="0.35cm" svg:height="0.35cm" draw:control="control15"/></text:span></text:span><text:span text:style-name="T137"><text:tab/></text:span><text:span text:style-name="T138">Use</text:span><text:span text:style-name="T133"> </text:span><text:span text:style-name="Strong_20_Emphasis"><text:span text:style-name="T143">Checklist </text:span></text:span><text:span text:style-name="Strong_20_Emphasis"><text:span text:style-name="T144">transfer</text:span></text:span><text:span text:style-name="T133"> o</text:span><text:span text:style-name="T134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5"> </text:span><text:span text:style-name="T134">u</text:span><text:span text:style-name="T135">nder </text:span><text:span text:style-name="T142">Linux</text:span><text:span text:style-name="T136">.</text:span></text:p>
      <text:p text:style-name="P53"><text:span text:style-name="T60">New installation?</text:span><text:span text:style-name="T32"><text:tab/><text:tab/></text:span><text:span text:style-name="Strong_20_Emphasis"><text:span text:style-name="T48"><draw:control text:anchor-type="as-char" draw:z-index="17" draw:name="Vorm 4" draw:style-name="gr1" draw:text-style-name="P96" svg:width="0.35cm" svg:height="0.35cm" draw:control="control16"/></text:span></text:span><text:span text:style-name="T53"><text:tab/>Start at chapter </text:span><text:span text:style-name="T65"><text:bookmark-ref text:reference-format="page" text:ref-name="__RefNumPara__4009_12717081281">2</text:bookmark-ref></text:span><text:span text:style-name="T65"><text:s text:c="2"/></text:span><text:span text:style-name="T65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3"><text:bookmark-start text:name="__RefNumPara__4083_1271708128"/>Prepar<text:span text:style-name="T221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48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8"><draw:control text:anchor-type="as-char" draw:z-index="8" draw:name="Vorm 5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1">Login any additional </text:span></text:span><text:span text:style-name="Definition"><text:span text:style-name="T205">USER</text:span></text:span><text:span text:style-name="User_20_Entry"><text:span text:style-name="T82">s</text:span></text:span><text:span text:style-name="User_20_Entry"><text:span text:style-name="T91">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3"><text:span text:style-name="Strong_20_Emphasis"><text:span text:style-name="T48"><draw:control text:anchor-type="as-char" draw:z-index="18" draw:name="Vorm 6" draw:style-name="gr1" draw:text-style-name="P96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9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19" draw:name="Vorm4" draw:style-name="gr1" draw:text-style-name="P96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20" draw:name="Vorm 8" draw:style-name="gr1" draw:text-style-name="P96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88"><text:span text:style-name="Strong_20_Emphasis"><text:span text:style-name="T39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1"><text:span text:style-name="Strong_20_Emphasis"><text:span text:style-name="T45">Choose</text:span></text:span><text:span text:style-name="Strong_20_Emphasis"><text:span text:style-name="T41"> </text:span></text:span><text:span text:style-name="Strong_20_Emphasis"><text:span text:style-name="T59">1</text:span></text:span><text:span text:style-name="Strong_20_Emphasis"><text:span text:style-name="T41"> Prepar</text:span></text:span><text:span text:style-name="Strong_20_Emphasis"><text:span text:style-name="T47">e</text:span></text:span><text:span text:style-name="Strong_20_Emphasis"><text:span text:style-name="T41"> installati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2"><text:bookmark-start text:name="__RefNumPara__4009_12717081281"/><text:span text:style-name="Strong_20_Emphasis"><text:span text:style-name="T140">Perform installation</text:span></text:span><text:bookmark-end text:name="__RefNumPara__4009_12717081281"/></text:p>
        </text:list-item>
      </text:list>
      <text:p text:style-name="P65"><text:span text:style-name="Strong_20_Emphasis"><text:span text:style-name="T14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3" draw:name="Vorm9" draw:style-name="gr1" draw:text-style-name="P9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2"><text:span text:style-name="T145">Boot the computer from</text:span><text:span text:style-name="T146"><text:note text:id="ftn3" text:note-class="footnote"><text:note-citation>1</text:note-citation><text:note-body><text:p text:style-name="P84"><text:span text:style-name="T92">Boot menu/Setup via one of the </text:span><text:span text:style-name="T95">f</text:span><text:span text:style-name="T92">requently used keys:</text:span><text:span text:style-name="Definition"><text:span text:style-name="T93"> </text:span></text:span><text:span text:style-name="User_20_Entry"><text:span text:style-name="T110">Esc</text:span></text:span><text:span text:style-name="User_20_Entry"><text:span text:style-name="T96">,</text:span></text:span><text:span text:style-name="Definition"><text:span text:style-name="T93"> </text:span></text:span><text:span text:style-name="User_20_Entry"><text:span text:style-name="T110">Delete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10">F1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10">F2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10">F9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10">F10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10">F11</text:span></text:span><text:span text:style-name="User_20_Entry"><text:span text:style-name="T97">,</text:span></text:span><text:span text:style-name="Definition"><text:span text:style-name="T93"> o</text:span></text:span><text:span text:style-name="Definition"><text:span text:style-name="T94">R</text:span></text:span><text:span text:style-name="Definition"><text:span text:style-name="T93"> </text:span></text:span><text:span text:style-name="User_20_Entry"><text:span text:style-name="T110">F12</text:span></text:span><text:span text:style-name="User_20_Entry"><text:span text:style-name="T97">.</text:span></text:span></text:p></text:note-body></text:note></text:span><text:span text:style-name="T145"> an </text:span><text:span text:style-name="T119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74"><text:note text:id="ftn4" text:note-class="footnote"><text:note-citation>2</text:note-citation><text:note-body><text:p text:style-name="P17"><text:span text:style-name="T206">From a Live USB stick you can boot and work with </text:span><text:span text:style-name="Strong_20_Emphasis"><text:span text:style-name="T147"><text:user-field-get text:name="Distro">Debian</text:user-field-get></text:span></text:span><text:span text:style-name="Strong_20_Emphasis"><text:span text:style-name="T147"><text:s/></text:span></text:span><text:span text:style-name="T206">without modifying any files on the hard drive and also allows installation of </text:span><text:span text:style-name="Strong_20_Emphasis"><text:span text:style-name="T147"><text:user-field-get text:name="Distro">Debian</text:user-field-get></text:span></text:span><text:span text:style-name="Strong_20_Emphasis"><text:span text:style-name="T147">.</text:span></text:span></text:p></text:note-body></text:note></text:span></text:span><text:span text:style-name="T71"> USB stick</text:span><text:span text:style-name="T72"><text:note text:id="ftn5" text:note-class="footnote"><text:note-citation>3</text:note-citation><text:note-body><text:p text:style-name="P83"><text:span text:style-name="Strong_20_Emphasis"><text:span text:style-name="T78">Create a bootable USB stick:<text:line-break/>Download a CD image file (.iso) from</text:span></text:span><text:span text:style-name="Strong_20_Emphasis"><text:span text:style-name="T77"> </text:span></text:span><text:a xlink:type="simple" xlink:href="https://www.debian.org/" text:style-name="Internet_20_link" text:visited-style-name="Visited_20_Internet_20_Link"><text:span text:style-name="Strong_20_Emphasis"><text:span text:style-name="T207">debian.org</text:span></text:span></text:a><text:span text:style-name="Strong_20_Emphasis"><text:span text:style-name="T77">, </text:span></text:span><text:span text:style-name="Strong_20_Emphasis"><text:span text:style-name="T79">click consecutively </text:span></text:span><text:span text:style-name="Strong_20_Emphasis"><text:span text:style-name="T88">Other downloads</text:span></text:span><text:span text:style-name="Strong_20_Emphasis"><text:span text:style-name="T79"> <text:line-break/>(under Download) &gt; </text:span></text:span><text:span text:style-name="Strong_20_Emphasis"><text:span text:style-name="T88">Other live ISO</text:span></text:span><text:span text:style-name="Strong_20_Emphasis"><text:span text:style-name="T79"> (under try </text:span></text:span><text:span text:style-name="Strong_20_Emphasis"><text:span text:style-name="T79"><text:user-field-get text:name="Distro">Debian</text:user-field-get></text:span></text:span><text:span text:style-name="Strong_20_Emphasis"><text:span text:style-name="T79"><text:s/>live before installing) &gt; <text:line-break/></text:span></text:span><text:span text:style-name="Strong_20_Emphasis"><text:span text:style-name="T83">debian-live-</text:span></text:span><text:span text:style-name="Strong_20_Emphasis"><text:span text:style-name="T83"><text:user-field-get text:name="Version">12</text:user-field-get></text:span></text:span><text:span text:style-name="Strong_20_Emphasis"><text:span text:style-name="T83">.</text:span></text:span><text:span text:style-name="Strong_20_Emphasis"><text:span text:style-name="T84">.</text:span></text:span><text:span text:style-name="Strong_20_Emphasis"><text:span text:style-name="T83">.</text:span></text:span><text:span text:style-name="Strong_20_Emphasis"><text:span text:style-name="T85">-</text:span></text:span><text:span text:style-name="Strong_20_Emphasis"><text:span text:style-name="T83">amd64-</text:span></text:span><text:span text:style-name="Strong_20_Emphasis"><text:span text:style-name="T87">standard</text:span></text:span><text:span text:style-name="Strong_20_Emphasis"><text:span text:style-name="T86">.iso</text:span></text:span><text:span text:style-name="Strong_20_Emphasis"><text:span text:style-name="T76">.</text:span></text:span><text:span text:style-name="Strong_20_Emphasis"><text:span text:style-name="T78"><text:line-break/></text:span></text:span><text:span text:style-name="Strong_20_Emphasis"><text:span text:style-name="T80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8">karelzimmer.nl/en</text:span></text:span></text:a><text:span text:style-name="Strong_20_Emphasis"><text:span text:style-name="T80">, under </text:span></text:span><text:span text:style-name="Strong_20_Emphasis"><text:span text:style-name="T89">Linux</text:span></text:span><text:span text:style-name="Strong_20_Emphasis"><text:span text:style-name="T8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6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2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20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20">Europe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20">Netherlands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9" draw:name="Vorm 1" draw:style-name="gr1" draw:text-style-name="P96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4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3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2"><text:span text:style-name="Strong_20_Emphasis"><text:span text:style-name="T48"><draw:control text:anchor-type="as-char" draw:z-index="10" draw:name="Vorm 2" draw:style-name="gr1" draw:text-style-name="P9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23">At</text:span><text:span text:style-name="T222"> </text:span><text:span text:style-name="T220">Set up users and passwords</text:span><text:span text:style-name="T222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13">Don</text:span><text:span text:style-name="T156">'t set </text:span><text:span text:style-name="T158">Root</text:span><text:span text:style-name="T156"> pass</text:span><text:span text:style-name="T157">w</text:span><text:span text:style-name="T156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4">Full name of the new user</text:span></text:span><text:span text:style-name="Strong_20_Emphasis"><text:span text:style-name="T61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T213">Enter </text:span><text:span text:style-name="T217">User </text:span><text:span text:style-name="T218">n</text:span><text:span text:style-name="T217">ame for you</text:span><text:span text:style-name="T218">r</text:span><text:span text:style-name="T217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9"><text:span text:style-name="T213">E</text:span><text:span text:style-name="Strong_20_Emphasis"><text:span text:style-name="T56">nter a </text:span></text:span><text:span text:style-name="Strong_20_Emphasis"><text:span text:style-name="T66">password</text:span></text:span><text:span text:style-name="Strong_20_Emphasis"><text:span text:style-name="T56"> twice.</text:span></text:span></text:p>
          </table:table-cell>
        </table:table-row>
      </table:table>
      <text:p text:style-name="P86"><text:span text:style-name="Strong_20_Emphasis"><text:span text:style-name="T54"/></text:span></text:p>
      <text:p text:style-name="P86"><text:span text:style-name="Strong_20_Emphasis"><text:span text:style-name="T54"/></text:span></text:p>
      <text:p text:style-name="P86"/>
      <text:list text:continue-numbering="true" text:style-name="L1">
        <text:list-item>
          <text:p text:style-name="P95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48"><draw:control text:anchor-type="as-char" draw:z-index="5" draw:name="Vorm22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3"><text:span text:style-name="Strong_20_Emphasis"><text:span text:style-name="T48"><draw:control text:anchor-type="as-char" draw:z-index="21" draw:name="Vorm 7" draw:style-name="gr1" draw:text-style-name="P96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80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3"><text:span text:style-name="Strong_20_Emphasis"><text:span text:style-name="T27"><draw:control text:anchor-type="as-char" draw:z-index="22" draw:name="Vorm 9" draw:style-name="gr1" draw:text-style-name="P96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88"><text:span text:style-name="Strong_20_Emphasis"><text:span text:style-name="T39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90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99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7"/>
      <text:list text:continue-numbering="true" text:style-name="L1">
        <text:list-item>
          <text:p text:style-name="P94"><text:span text:style-name="Strong_20_Emphasis"><text:span text:style-name="T15">P</text:span></text:span><text:span text:style-name="Strong_20_Emphasis"><text:span text:style-name="T209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6" draw:name="Vorm36_0" draw:style-name="gr1" draw:text-style-name="P96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7" draw:name="Vorm36_ 1" draw:style-name="gr1" draw:text-style-name="P96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2">Login any additional </text:span></text:span><text:span text:style-name="Definition"><text:span text:style-name="T204">USER</text:span></text:span><text:span text:style-name="User_20_Entry"><text:span text:style-name="T103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3" draw:name="Vorm 10" draw:style-name="gr1" draw:text-style-name="P96" svg:width="0.35cm" svg:height="0.35cm" draw:control="control22"/></text:span></text:span></text:p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4" draw:name="Vorm 11" draw:style-name="gr1" draw:text-style-name="P96" svg:width="0.35cm" svg:height="0.35cm" draw:control="control23"/></text:span></text:span></text:p>
          </table:table-cell>
          <table:table-cell table:style-name="Tabel2.D3" office:value-type="string">
            <text:p text:style-name="P88"><text:span text:style-name="Strong_20_Emphasis"><text:span text:style-name="T39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4 </text:span></text:span><text:span text:style-name="Strong_20_Emphasis"><text:span text:style-name="T46">Provision user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0">Follow the instructions on the screen.</text:span></text:span></text:p>
          </table:table-cell>
        </table:table-row>
      </table:table>
      <text:p text:style-name="P23"/>
      <text:p text:style-name="P25"/>
      <text:p text:style-name="P64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6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44"/>
      <text:p text:style-name="P54"><text:span text:style-name="Emphasis"><text:span text:style-name="T224">Written</text:span></text:span><text:span text:style-name="Emphasis"><text:span text:style-name="T225"> </text:span></text:span><text:span text:style-name="Emphasis"><text:span text:style-name="T224">by</text:span></text:span><text:span text:style-name="Emphasis"><text:span text:style-name="T22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1">Karel Zimmer</text:span></text:span></text:a><text:span text:style-name="Emphasis"><text:span text:style-name="T226">.</text:span></text:span></text:p>
      <text:p text:style-name="P55"><text:span text:style-name="Emphasis"><text:span text:style-name="T228">C</text:span></text:span><text:span text:style-name="Emphasis"><text:span text:style-name="T229">C0</text:span></text:span><text:span text:style-name="Emphasis"><text:span text:style-name="T226"> 1.0 </text:span></text:span><text:span text:style-name="Emphasis"><text:span text:style-name="T227">Universal</text:span></text:span><text:span text:style-name="Emphasis"><text:span text:style-name="T230"> </text:span></text:span><text:span text:style-name="Emphasis"><text:span text:style-name="T23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0"><text:s/></text:span></text:span><text:span text:style-name="Emphasis"><text:span text:style-name="T23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25T08:59:33.554792907">25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subject>Installatie PC software</dc:subject>
    <meta:initial-creator>Karel Zimmer</meta:initial-creator>
    <meta:creation-date>1995-11-21T17:41:00</meta:creation-date>
    <dc:date>2024-05-25T08:59:33.395024257</dc:date>
    <meta:keyword>Installatie</meta:keyword>
    <meta:keyword>Checklist</meta:keyword>
    <meta:keyword>Linux</meta:keyword>
    <meta:editing-cycles>7019</meta:editing-cycles>
    <meta:editing-duration>P12DT9H51M25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5" meta:character-count="2533" meta:non-whitespace-character-count="2145"/>
    <meta:user-defined meta:name="Info 1"/>
    <meta:user-defined meta:name="Info 2"/>
    <meta:user-defined meta:name="Info 3"/>
    <meta:user-defined meta:name="Info 4"/>
  </office:meta>
</office:document-meta>
</file>